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weight="normal" officeooo:rsid="00138089" officeooo:paragraph-rsid="00260d23" style:font-weight-asian="normal" style:font-weight-complex="normal"/>
    </style:style>
    <style:style style:name="P2" style:family="paragraph" style:parent-style-name="Standard">
      <style:text-properties style:font-name="Liberation Sans" officeooo:rsid="0015ce1b" officeooo:paragraph-rsid="00260d23"/>
    </style:style>
    <style:style style:name="P3" style:family="paragraph" style:parent-style-name="Standard">
      <style:text-properties style:font-name="Liberation Sans" officeooo:rsid="0016f69b" officeooo:paragraph-rsid="00260d23"/>
    </style:style>
    <style:style style:name="P4" style:family="paragraph" style:parent-style-name="Standard">
      <style:text-properties style:font-name="Liberation Sans" fo:font-weight="normal" officeooo:rsid="001f7b14" officeooo:paragraph-rsid="002b5f0c" style:font-weight-asian="normal" style:font-weight-complex="normal"/>
    </style:style>
    <style:style style:name="P5" style:family="paragraph" style:parent-style-name="Standard">
      <style:text-properties style:font-name="Liberation Sans" fo:font-weight="normal" officeooo:rsid="0024a06c" officeooo:paragraph-rsid="001f7b14" style:font-weight-asian="normal" style:font-weight-complex="normal"/>
    </style:style>
    <style:style style:name="P6" style:family="paragraph" style:parent-style-name="Standard">
      <style:text-properties style:font-name="Liberation Sans" fo:font-weight="normal" officeooo:rsid="0016f69b" officeooo:paragraph-rsid="00260d23" style:font-weight-asian="normal" style:font-weight-complex="normal"/>
    </style:style>
    <style:style style:name="P7" style:family="paragraph" style:parent-style-name="Standard" style:list-style-name="L2">
      <style:text-properties style:font-name="Liberation Sans" fo:font-weight="normal" officeooo:rsid="002b5f0c" officeooo:paragraph-rsid="002b5f0c" style:font-weight-asian="normal" style:font-weight-complex="normal"/>
    </style:style>
    <style:style style:name="P8" style:family="paragraph" style:parent-style-name="Standard" style:list-style-name="L2">
      <style:text-properties style:font-name="Liberation Sans" fo:font-weight="normal" officeooo:rsid="002b5f0c" officeooo:paragraph-rsid="002ccefc" style:font-weight-asian="normal" style:font-weight-complex="normal"/>
    </style:style>
    <style:style style:name="P9" style:family="paragraph" style:parent-style-name="Standard">
      <style:text-properties style:font-name="Liberation Sans" fo:font-weight="normal" officeooo:rsid="002b5f0c" officeooo:paragraph-rsid="002b5f0c" style:font-weight-asian="normal" style:font-weight-complex="normal"/>
    </style:style>
    <style:style style:name="P10" style:family="paragraph" style:parent-style-name="Standard" style:list-style-name="L2">
      <style:text-properties style:font-name="Liberation Sans" fo:font-weight="normal" officeooo:rsid="00320d0e" officeooo:paragraph-rsid="00320d0e" style:font-weight-asian="normal" style:font-weight-complex="normal"/>
    </style:style>
    <style:style style:name="P11" style:family="paragraph" style:parent-style-name="Standard" style:list-style-name="L6">
      <style:text-properties style:font-name="Liberation Sans" fo:font-weight="bold" officeooo:rsid="002b5f0c" officeooo:paragraph-rsid="00320d0e" style:font-weight-asian="bold" style:font-weight-complex="bold"/>
    </style:style>
    <style:style style:name="P12" style:family="paragraph" style:parent-style-name="Standard">
      <style:text-properties style:font-name="DejaVu Sans" fo:font-weight="normal" officeooo:rsid="00260d23" officeooo:paragraph-rsid="0033d28f" style:font-weight-asian="normal" style:font-weight-complex="normal"/>
    </style:style>
    <style:style style:name="P13" style:family="paragraph" style:parent-style-name="Standard" style:list-style-name="L2">
      <style:text-properties fo:font-weight="bold" officeooo:rsid="002ccefc" officeooo:paragraph-rsid="002ccefc" style:font-weight-asian="bold" style:font-weight-complex="bold"/>
    </style:style>
    <style:style style:name="P14" style:family="paragraph" style:parent-style-name="Standard">
      <style:text-properties officeooo:paragraph-rsid="001f7b14"/>
    </style:style>
    <style:style style:name="P15" style:family="paragraph" style:parent-style-name="Standard">
      <style:text-properties officeooo:paragraph-rsid="002b5f0c"/>
    </style:style>
    <style:style style:name="P16" style:family="paragraph" style:parent-style-name="Standard" style:list-style-name="L2">
      <style:text-properties fo:font-weight="normal" officeooo:rsid="002fb9d7" officeooo:paragraph-rsid="002fb9d7" style:font-weight-asian="normal" style:font-weight-complex="normal"/>
    </style:style>
    <style:style style:name="P17" style:family="paragraph" style:parent-style-name="Standard" style:list-style-name="L2">
      <style:text-properties officeooo:paragraph-rsid="002b5f0c"/>
    </style:style>
    <style:style style:name="P18" style:family="paragraph" style:parent-style-name="Standard" style:list-style-name="L2">
      <style:text-properties officeooo:paragraph-rsid="002ccefc"/>
    </style:style>
    <style:style style:name="P19" style:family="paragraph" style:parent-style-name="Standard" style:list-style-name="L2">
      <style:text-properties officeooo:paragraph-rsid="002cf3b6"/>
    </style:style>
    <style:style style:name="P20" style:family="paragraph" style:parent-style-name="Standard">
      <style:text-properties style:font-name="DejaVu Sans" fo:font-weight="bold" officeooo:rsid="0016f69b" officeooo:paragraph-rsid="00260d23" style:font-weight-asian="bold" style:font-weight-complex="bold"/>
    </style:style>
    <style:style style:name="P21" style:family="paragraph" style:parent-style-name="Standard">
      <style:text-properties style:font-name="DejaVu Sans" fo:font-weight="bold" officeooo:rsid="0016f69b" officeooo:paragraph-rsid="0033d28f" style:font-weight-asian="bold" style:font-weight-complex="bold"/>
    </style:style>
    <style:style style:name="P22" style:family="paragraph" style:parent-style-name="Standard">
      <style:text-properties style:font-name="DejaVu Sans" fo:font-weight="bold" officeooo:rsid="0033d28f" officeooo:paragraph-rsid="0033d28f" style:font-weight-asian="bold" style:font-weight-complex="bold"/>
    </style:style>
    <style:style style:name="P23" style:family="paragraph" style:parent-style-name="Standard">
      <style:paragraph-properties fo:break-before="page"/>
      <style:text-properties style:font-name="Liberation Sans" fo:font-weight="normal" officeooo:rsid="0016f69b" officeooo:paragraph-rsid="00260d23" style:font-weight-asian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11c8a9"/>
    </style:style>
    <style:style style:name="T3" style:family="text">
      <style:text-properties style:font-name="Liberation Sans" officeooo:rsid="00186ced"/>
    </style:style>
    <style:style style:name="T4" style:family="text">
      <style:text-properties style:font-name="Liberation Sans" officeooo:rsid="001f7b14"/>
    </style:style>
    <style:style style:name="T5" style:family="text">
      <style:text-properties style:font-name="Liberation Sans" officeooo:rsid="0015161a"/>
    </style:style>
    <style:style style:name="T6" style:family="text">
      <style:text-properties style:font-name="Liberation Sans" fo:font-weight="bold" officeooo:rsid="00186ced" style:font-weight-asian="bold" style:font-weight-complex="bold"/>
    </style:style>
    <style:style style:name="T7" style:family="text">
      <style:text-properties style:font-name="Liberation Sans" fo:font-weight="bold" officeooo:rsid="002b5f0c" style:font-weight-asian="bold" style:font-weight-complex="bold"/>
    </style:style>
    <style:style style:name="T8" style:family="text">
      <style:text-properties style:font-name="Liberation Sans" fo:font-weight="bold" officeooo:rsid="002ccefc" style:font-weight-asian="bold" style:font-weight-complex="bold"/>
    </style:style>
    <style:style style:name="T9" style:family="text">
      <style:text-properties style:font-name="Liberation Sans" fo:font-weight="bold" officeooo:rsid="002cf3b6" style:font-weight-asian="bold" style:font-weight-complex="bold"/>
    </style:style>
    <style:style style:name="T10" style:family="text">
      <style:text-properties style:font-name="Liberation Sans" fo:font-weight="normal" style:font-weight-asian="normal" style:font-weight-complex="normal"/>
    </style:style>
    <style:style style:name="T11" style:family="text">
      <style:text-properties style:font-name="Liberation Sans" fo:font-weight="normal" officeooo:rsid="00186ced" style:font-weight-asian="normal" style:font-weight-complex="normal"/>
    </style:style>
    <style:style style:name="T12" style:family="text">
      <style:text-properties style:font-name="Liberation Sans" fo:font-weight="normal" officeooo:rsid="001f7b14" style:font-weight-asian="normal" style:font-weight-complex="normal"/>
    </style:style>
    <style:style style:name="T13" style:family="text">
      <style:text-properties style:font-name="Liberation Sans" fo:font-weight="normal" officeooo:rsid="002b5f0c" style:font-weight-asian="normal" style:font-weight-complex="normal"/>
    </style:style>
    <style:style style:name="T14" style:family="text">
      <style:text-properties style:font-name="Liberation Sans" fo:font-weight="normal" officeooo:rsid="002ccefc" style:font-weight-asian="normal" style:font-weight-complex="normal"/>
    </style:style>
    <style:style style:name="T15" style:family="text">
      <style:text-properties style:font-name="Liberation Sans" fo:font-weight="normal" officeooo:rsid="002cf3b6" style:font-weight-asian="normal" style:font-weight-complex="normal"/>
    </style:style>
    <style:style style:name="T16" style:family="text">
      <style:text-properties style:font-name="Liberation Sans" fo:font-weight="normal" officeooo:rsid="002fb9d7" style:font-weight-asian="normal" style:font-weight-complex="normal"/>
    </style:style>
    <style:style style:name="T17" style:family="text">
      <style:text-properties style:font-name="Liberation Sans" fo:font-weight="normal" officeooo:rsid="00306cd6" style:font-weight-asian="normal" style:font-weight-complex="normal"/>
    </style:style>
    <style:style style:name="T18" style:family="text">
      <style:text-properties style:font-name="Liberation Sans" fo:font-weight="normal" officeooo:rsid="003309dd" style:font-weight-asian="normal" style:font-weight-complex="normal"/>
    </style:style>
    <style:style style:name="T19" style:family="text">
      <style:text-properties style:font-name="Liberation Sans" officeooo:rsid="0029a68c"/>
    </style:style>
    <style:style style:name="T20" style:family="text">
      <style:text-properties style:font-name="Liberation Sans" officeooo:rsid="002b5f0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5ea53" style:font-weight-asian="bold" style:font-weight-complex="bold"/>
    </style:style>
    <style:style style:name="T23" style:family="text">
      <style:text-properties fo:font-weight="bold" officeooo:rsid="0029a68c" style:font-weight-asian="bold" style:font-weight-complex="bold"/>
    </style:style>
    <style:style style:name="T24" style:family="text">
      <style:text-properties fo:font-weight="bold" officeooo:rsid="002b5f0c" style:font-weight-asian="bold" style:font-weight-complex="bold"/>
    </style:style>
    <style:style style:name="T25" style:family="text">
      <style:text-properties fo:font-weight="bold" officeooo:rsid="002ccefc" style:font-weight-asian="bold" style:font-weight-complex="bold"/>
    </style:style>
    <style:style style:name="T26" style:family="text">
      <style:text-properties fo:font-weight="bold" officeooo:rsid="0033d28f" style:font-weight-asian="bold" style:font-weight-complex="bold"/>
    </style:style>
    <style:style style:name="T27" style:family="text">
      <style:text-properties officeooo:rsid="001936ed"/>
    </style:style>
    <style:style style:name="T28" style:family="text">
      <style:text-properties officeooo:rsid="0015ea53"/>
    </style:style>
    <style:style style:name="T29" style:family="text">
      <style:text-properties officeooo:rsid="001801f3"/>
    </style:style>
    <style:style style:name="T30" style:family="text">
      <style:text-properties officeooo:rsid="0029a68c"/>
    </style:style>
    <style:style style:name="T31" style:family="text">
      <style:text-properties officeooo:rsid="002b5f0c"/>
    </style:style>
    <style:style style:name="T32" style:family="text">
      <style:text-properties officeooo:rsid="002ea190"/>
    </style:style>
    <style:style style:name="T33" style:family="text">
      <style:text-properties officeooo:rsid="002fb9d7"/>
    </style:style>
    <style:style style:name="T34" style:family="text">
      <style:text-properties style:font-name="DejaVu Sans" fo:font-weight="bold" officeooo:rsid="0016f69b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The purpose of Lab </text:span><text:span text:style-name="T19">5</text:span><text:span text:style-name="T2"> is to </text:span><text:span text:style-name="T19">use functions to improve code modularity and re-use</text:span><text:span text:style-name="T4">.</text:span></text:p>
      <text:p text:style-name="P14"><text:span text:style-name="T4"/></text:p>
      <text:p text:style-name="P15"><text:span text:style-name="T4">Y</text:span><text:span text:style-name="T20">ou have created four modules for TinyTown University over the last four labs. It is now time to tie these four separate modules together into a single, easily-usable program. The four previous programs have been converted into functions. You will write a main function that will let a user repeatedly select the function that they want to call. Your menu should repeat until the user is ready to quit.</text:span></text:p>
      <text:p text:style-name="P15"><text:span text:style-name="T20"/></text:p>
      <text:p text:style-name="P15"><text:span text:style-name="T5">T</text:span><text:span text:style-name="T3">o get started download your_lastName_lab</text:span><text:span text:style-name="T20">5</text:span><text:span text:style-name="T3">.cpp and open it with our IDE. Use </text:span><text:span text:style-name="T6">File→Save As </text:span><text:span text:style-name="T11">to replace "your_lastName" with your actual last name.</text:span></text:p>
      <text:p text:style-name="P15"><text:span text:style-name="T13"/></text:p>
      <text:p text:style-name="P4"><text:span text:style-name="T31">Complete these steps </text:span><text:span text:style-name="T24">without making changes outside of the main function</text:span><text:span text:style-name="T31">:</text:span></text:p>
      <text:list xml:id="list1644518475" text:style-name="L2">
        <text:list-item>
          <text:p text:style-name="P18"><text:span text:style-name="T14">Create an output filestream in append mode. Open the file "catalog.txt".</text:span></text:p>
        </text:list-item>
        <text:list-item>
          <text:p text:style-name="P8"><text:span text:style-name="T14">Create a loop inside of the main function that will run until the user select the quit option from the menu that you will print. This can be a </text:span><text:span text:style-name="T25">while, do...while, </text:span><text:span text:style-name="T14">or </text:span><text:span text:style-name="T25">for </text:span><text:span text:style-name="T14">loop.</text:span></text:p>
        </text:list-item>
        <text:list-item>
          <text:p text:style-name="P7">Print this menu and accept a one character response from the user:</text:p>
        </text:list-item>
      </text:list>
      <text:list xml:id="list2320585818" text:style-name="L6">
        <text:list-item>
          <text:list>
            <text:list-item>
              <text:p text:style-name="P11">i- generate an ID</text:p>
            </text:list-item>
            <text:list-item>
              <text:p text:style-name="P11">a- determine if a student is accepted</text:p>
            </text:list-item>
            <text:list-item>
              <text:p text:style-name="P11">c- enter a course in the catalog</text:p>
            </text:list-item>
            <text:list-item>
              <text:p text:style-name="P11">g- print the max, min, and avg grade of an assignment</text:p>
            </text:list-item>
            <text:list-item>
              <text:p text:style-name="P11">q- quit the program</text:p>
            </text:list-item>
          </text:list>
        </text:list-item>
      </text:list>
      <text:list xml:id="list162712105607925" text:continue-list="list1644518475" text:style-name="L2">
        <text:list-item>
          <text:p text:style-name="P10">Create a branch (either <text:span text:style-name="T21">switch </text:span>or <text:span text:style-name="T21">if...else if...else</text:span>) that will call the functions described below based on the user’s input.</text:p>
        </text:list-item>
        <text:list-item>
          <text:p text:style-name="P7"><text:span text:style-name="T21">Option i </text:span>should cause the program to call the <text:span text:style-name="T21">generate_ID</text:span> function. This function <text:span text:style-name="T32">has no parameters</text:span> will return the student’s ID number as a <text:span text:style-name="T33">string</text:span>. Print the ID number on the console.</text:p>
        </text:list-item>
        <text:list-item>
          <text:p text:style-name="P17"><text:span text:style-name="T7">Option a </text:span><text:span text:style-name="T13">should call the </text:span><text:span text:style-name="T7">accepted</text:span><text:span text:style-name="T13"> function. </text:span><text:span text:style-name="T14">This function will </text:span><text:span text:style-name="T16">ask the user for input and will</text:span><text:span text:style-name="T14"> return a char value: </text:span><text:span text:style-name="T8">‘a’</text:span><text:span text:style-name="T14"> if the student is accepted, </text:span><text:span text:style-name="T8">‘w’</text:span><text:span text:style-name="T14"> if the student is on the wait list, and </text:span><text:span text:style-name="T8">‘n’</text:span><text:span text:style-name="T14"> if the student is not accepted. You should print the word </text:span><text:span text:style-name="T8">"accepted" </text:span><text:span text:style-name="T14">on the console if the student is accepted, </text:span><text:span text:style-name="T8">"wait list" </text:span><text:span text:style-name="T14">if the student is on the wait list, or </text:span><text:span text:style-name="T8">"not accepted" </text:span><text:span text:style-name="T14">if the student is not accepted.</text:span></text:p>
        </text:list-item>
        <text:list-item>
          <text:p text:style-name="P13"><text:span text:style-name="T1">Option c </text:span><text:span text:style-name="T10">should call the </text:span><text:span text:style-name="T1">build_catalog</text:span><text:span text:style-name="T10"> function. You will pass your output filestream to the function. The function will take input from the user and enter the course in the catalog file.</text:span></text:p>
        </text:list-item>
        <text:list-item>
          <text:p text:style-name="P18"><text:span text:style-name="T8">Option g </text:span><text:span text:style-name="T14">should call the </text:span><text:span text:style-name="T8">grade_book</text:span><text:span text:style-name="T14"> function. You should ask the user for 10 grades and store them in an array </text:span><text:span text:style-name="T17">which you have created</text:span><text:span text:style-name="T14">. Pass that array to the </text:span><text:span text:style-name="T8">grade_book</text:span><text:span text:style-name="T14"> function as an </text:span><text:span text:style-name="T8">argument. </text:span><text:span text:style-name="T14">The function will print the maximum, minimum, and average grade.</text:span></text:p>
        </text:list-item>
        <text:list-item>
          <text:p text:style-name="P19"><text:span text:style-name="T8">Option </text:span><text:span text:style-name="T9">q </text:span><text:span text:style-name="T15">should print a goodbye message.</text:span></text:p>
        </text:list-item>
        <text:list-item>
          <text:p text:style-name="P13"><text:span text:style-name="T10">You</text:span><text:span text:style-name="T18">r</text:span><text:span text:style-name="T10"> program should print an error message if the user enters a menu selection that is not i, a, c, g, or q.</text:span></text:p>
        </text:list-item>
        <text:list-item>
          <text:p text:style-name="P16"><text:span text:style-name="T1">Close your output filestream and return from the main function.</text:span></text:p>
        </text:list-item>
      </text:list>
      <text:p text:style-name="P9"/>
      <text:p text:style-name="P5"><text:span text:style-name="T12"/></text:p>
      <text:p text:style-name="P6"/>
      <text:p text:style-name="P23">Sample Output:</text:p>
      <text:p text:style-name="P20"/>
      <text:p text:style-name="P20">i- generate an ID</text:p>
      <text:p text:style-name="P20">a- determine if a student is accepted</text:p>
      <text:p text:style-name="P20">c- enter a course in the catalog</text:p>
      <text:p text:style-name="P20">g- print the max, min, and avg grade of an assignment</text:p>
      <text:p text:style-name="P20">q- quit the program</text:p>
      <text:p text:style-name="P22">Please select one option from the menu: i</text:p>
      <text:p text:style-name="P22">What is the student’s first name: Ashe</text:p>
      <text:p text:style-name="P22">What is the first letter of the last name (capitalized): K</text:p>
      <text:p text:style-name="P12"><text:span text:style-name="T26">What year was the student born in: 1997:</text:span></text:p>
      <text:p text:style-name="P12"><text:span text:style-name="T26">Will the student start school in the Fall or the Spring(F or S): F</text:span></text:p>
      <text:p text:style-name="P12"><text:span text:style-name="T26">What are the last 4 digits of the student’s social: 1234</text:span></text:p>
      <text:p text:style-name="P12"><text:span text:style-name="T26">Student ID: 17-3231</text:span></text:p>
      <text:p text:style-name="P21">a- determine if a student is accepted</text:p>
      <text:p text:style-name="P21">c- enter a course in the catalog</text:p>
      <text:p text:style-name="P21">g- print the max, min, and avg grade of an assignment</text:p>
      <text:p text:style-name="P12"><text:span text:style-name="T34">q- quit the program</text:span><text:tab/></text:p>
      <text:p text:style-name="P22">Please select one option from the menu: q</text:p>
      <text:p text:style-name="P22">Thank you for using this program.</text:p>
      <text:p text:style-name="P2"/>
      <text:p text:style-name="P3">You can check the Rubric to make sure that your program is correct.</text:p>
      <text:p text:style-name="P3"/>
      <text:p text:style-name="P1"><text:span text:style-name="T27">Attach </text:span><text:span text:style-name="T22">yourLastName_lab</text:span><text:span text:style-name="T23">5</text:span><text:span text:style-name="T22">.cpp </text:span><text:span text:style-name="T28">(renamed to your actual name) as you</text:span><text:span text:style-name="T29">r</text:span><text:span text:style-name="T28"> submission for Lab </text:span><text:span text:style-name="T30">5</text:span><text:span text:style-name="T2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7T08:27:14.270035285</meta:creation-date>
    <meta:generator>LibreOffice/6.4.6.2$Linux_X86_64 LibreOffice_project/40$Build-2</meta:generator>
    <dc:date>2020-10-04T16:27:11.270294752</dc:date>
    <meta:editing-duration>PT54M53S</meta:editing-duration>
    <meta:editing-cycles>10</meta:editing-cycles>
    <meta:document-statistic meta:table-count="0" meta:image-count="0" meta:object-count="0" meta:page-count="2" meta:paragraph-count="41" meta:word-count="635" meta:character-count="3429" meta:non-whitespace-character-count="2850"/>
  </office:meta>
</office:document-meta>
</file>